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014ead" style:font-size-asian="11pt" style:font-size-complex="11pt"/>
    </style:style>
    <style:style style:name="P3" style:family="paragraph" style:parent-style-name="Standard">
      <style:text-properties fo:font-size="11pt" officeooo:paragraph-rsid="0002b205" style:font-size-asian="11pt" style:font-size-complex="11pt"/>
    </style:style>
    <style:style style:name="P4" style:family="paragraph" style:parent-style-name="Standard">
      <style:text-properties fo:font-size="11pt" officeooo:paragraph-rsid="0003dfb5" style:font-size-asian="11pt" style:font-size-complex="11pt"/>
    </style:style>
    <style:style style:name="P5" style:family="paragraph" style:parent-style-name="Standard">
      <style:text-properties fo:font-size="11pt" officeooo:paragraph-rsid="0009ad75" style:font-size-asian="11pt" style:font-size-complex="11pt"/>
    </style:style>
    <style:style style:name="P6" style:family="paragraph" style:parent-style-name="Standard">
      <style:text-properties fo:font-size="11pt" officeooo:paragraph-rsid="0009b52b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paragraph-rsid="00014ea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paragraph-rsid="0002b205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80" fo:font-size="20pt" fo:font-weight="bold" officeooo:paragraph-rsid="0012bade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1pt" officeooo:paragraph-rsid="00014ead" style:font-size-asian="11pt" style:font-size-complex="11pt"/>
    </style:style>
    <style:style style:name="P11" style:family="paragraph" style:parent-style-name="Standard">
      <style:text-properties fo:font-size="11pt" officeooo:paragraph-rsid="0012d4d3" style:font-size-asian="11pt" style:font-size-complex="11pt"/>
    </style:style>
    <style:style style:name="P12" style:family="paragraph" style:parent-style-name="Standard">
      <style:text-properties fo:font-size="11pt" officeooo:paragraph-rsid="00137b16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5pt" style:text-underline-style="none" fo:font-weight="bold" officeooo:paragraph-rsid="00014ead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3pt" fo:font-weight="bold" officeooo:paragraph-rsid="0012d4d3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3pt" fo:font-weight="normal" officeooo:paragraph-rsid="00147f10" style:font-size-asian="13pt" style:font-weight-asian="normal" style:font-size-complex="13pt" style:font-weight-complex="normal"/>
    </style:style>
    <style:style style:name="T1" style:family="text">
      <style:text-properties fo:color="#0000f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cessor Architectures</text:p>
      <text:p text:style-name="P2"/>
      <text:p text:style-name="P12">------------------------------------------------------------------------------------------------------------------------------</text:p>
      <text:p text:style-name="P14">Goals and Main Ideas put in this Book</text:p>
      <text:p text:style-name="P15">What makes it being special or unique</text:p>
      <text:p text:style-name="P11"/>
      <text:p text:style-name="P11">1. Detailed review of all existing CPU architectures.</text:p>
      <text:p text:style-name="P11"><text:s text:c="4"/>Data transfer, interrupt processing, ...</text:p>
      <text:p text:style-name="P11"/>
      <text:p text:style-name="P11">2. HP programming on each CPU architecture</text:p>
      <text:p text:style-name="P12">------------------------------------------------------------------------------------------------------------------------------</text:p>
      <text:p text:style-name="P11"/>
      <text:p text:style-name="P11"/>
      <text:p text:style-name="P13">Contents</text:p>
      <text:p text:style-name="P2">1. Basics, Problem Statements, and Approaches</text:p>
      <text:p text:style-name="P2">2. </text:p>
      <text:p text:style-name="P2"/>
      <text:p text:style-name="P2"/>
      <text:p text:style-name="P2"/>
      <text:p text:style-name="P3"/>
      <text:p text:style-name="P8">Ideas and Approaches</text:p>
      <text:p text:style-name="P3"/>
      <text:p text:style-name="P4"><text:span text:style-name="T1">[A1]</text:span> xxx</text:p>
      <text:p text:style-name="P6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Notes</text:p>
      <text:p text:style-name="P2"/>
      <text:p text:style-name="P2"/>
      <text:p text:style-name="P1">-------------------------------------------------------------------------------------------------------------------------------</text:p>
      <text:p text:style-name="P1"><text:tab/>19-January-2014, Sn</text:p>
      <text:p text:style-name="P1">-------------------------------------------------------------------------------------------------------------------------------</text:p>
      <text:p text:style-name="P1"><text:span text:style-name="T1">[N1]</text:span> RT is defined as a deterministic reaction on the external even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53S</meta:editing-duration>
    <meta:editing-cycles>39</meta:editing-cycles>
    <meta:generator>LibreOffice/4.0.4.2$Linux_X86_64 LibreOffice_project/400m0$Build-2</meta:generator>
    <dc:date>2014-01-19T10:13:01</dc:date>
    <dc:creator>ditech </dc:creator>
    <meta:document-statistic meta:table-count="0" meta:image-count="0" meta:object-count="0" meta:page-count="1" meta:paragraph-count="18" meta:word-count="69" meta:character-count="920" meta:non-whitespace-character-count="863"/>
    <meta:user-defined meta:name="Info 1"/>
    <meta:user-defined meta:name="Info 2"/>
    <meta:user-defined meta:name="Info 3"/>
    <meta:user-defined meta:name="Info 4"/>
  </office:meta>
</office:document-meta>
</file>